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247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.247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08863b" officeooo:paragraph-rsid="0008863b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.106cm" fo:margin-bottom="0.212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.106cm" fo:margin-bottom="0.212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33cm" fo:margin-right="0cm" fo:margin-top="0.106cm" fo:margin-bottom="0.212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Liberation Serif" fo:font-size="12pt" fo:font-style="normal" fo:font-weight="normal"/>
    </style:style>
    <style:style style:name="T2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ac02648-7fff-6e62-00fa-9afba3a8b952"/>Kachanov Daniil P3106</text:p>
      <text:p text:style-name="P6"> <text:span text:style-name="T1">Be prepared for the worst outcome</text:span></text:p>
      <text:p text:style-name="P7">  <text:span text:style-name="T1">Nowadays, it is difficult to be sure about future. The probability of nuclear war is never zero. That is why it is so important to be prepared for nuclear conflict.</text:span></text:p>
      <text:p text:style-name="P7"> <text:span text:style-name="T1">For this reason I want to give you recommendations for behavior during a nuclear war.</text:span></text:p>
      <text:p text:style-name="P9">A Before detonation</text:p>
      <text:list xml:id="list2174247199" text:style-name="L1">
        <text:list-item>
          <text:p text:style-name="P2">Check actual political situation and do preparation during the most dangerous moments.</text:p>
        </text:list-item>
        <text:list-item>
          <text:p text:style-name="P2">It is right decision to find information about possible shelters near your home. For example, you can use subway and cellars.</text:p>
        </text:list-item>
        <text:list-item>
          <text:p text:style-name="P8"> <text:span text:style-name="T1">It is quite important to get radio receiver for for surviving. </text:span></text:p>
        </text:list-item>
        <text:list-item>
          <text:p text:style-name="P2">Your chances to stay alive are pretty low without a special medicine kit.</text:p>
          <text:p text:style-name="P5">You may not stay alive without a special medicine kit.</text:p>
        </text:list-item>
      </text:list>
      <text:p text:style-name="P10">B During tragedy</text:p>
      <text:list xml:id="list3178356779" text:style-name="L2">
        <text:list-item>
          <text:p text:style-name="P3">If it is not safe place around, you must to cover all your skin, eyes and hide in some pit.</text:p>
        </text:list-item>
        <text:list-item>
          <text:p text:style-name="P3">Bring radio receiver to your shelter.</text:p>
        </text:list-item>
        <text:list-item>
          <text:p text:style-name="P3">If I was you after nuclear detonation, I would fix all holes of my shelter.</text:p>
        </text:list-item>
        <text:list-item>
          <text:p text:style-name="P3">You need take necessary pills before getting radiation. If you use medicine after it, you loses all effects. Surprisingly, alcohol can give you some useful effect too.</text:p>
        </text:list-item>
      </text:list>
      <text:p text:style-name="P11">C After detonation</text:p>
      <text:list xml:id="list690217317" text:style-name="L3">
        <text:list-item>
          <text:p text:style-name="P4">It is bad idea to leave shelter less several days after tragedy. If you have enough food and water, the best way is get away after two weeks</text:p>
        </text:list-item>
        <text:list-item>
          <text:p text:style-name="P4">Listen messages of radio receiver. </text:p>
        </text:list-item>
        <text:list-item>
          <text:p text:style-name="P4">Try to find camps of survivors like you.</text:p>
        </text:list-item>
        <text:list-item>
          <text:p text:style-name="P4">Communicate with people carefully.</text:p>
        </text:list-item>
      </text:list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8:35:56.397000000</meta:creation-date>
    <dc:date>2022-12-16T19:19:13.171000000</dc:date>
    <meta:editing-duration>PT31M15S</meta:editing-duration>
    <meta:editing-cycles>1</meta:editing-cycles>
    <meta:document-statistic meta:table-count="0" meta:image-count="0" meta:object-count="0" meta:page-count="1" meta:paragraph-count="21" meta:word-count="255" meta:character-count="1406" meta:non-whitespace-character-count="1175"/>
    <meta:generator>LibreOffice/7.3.3.2$Windows_X86_64 LibreOffice_project/d1d0ea68f081ee2800a922cac8f79445e4603348</meta:generator>
  </office:meta>
</office:document-meta>
</file>